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/>
    <style:style style:name="ce8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9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0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2" style:family="table-cell" style:parent-style-name="Default" style:data-style-name="N60"/>
    <style:style style:name="ce13" style:family="table-cell" style:parent-style-name="Default">
      <style:table-cell-properties fo:border-bottom="0.0008in solid #000000" fo:border-left="none" fo:border-right="none" fo:border-top="none"/>
    </style:style>
    <style:style style:name="ce14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5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6" style:family="table-cell" style:parent-style-name="Default">
      <style:table-cell-properties fo:border-bottom="none" fo:border-left="0.0008in solid #000000" fo:border-right="0.0008in solid #000000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="none" fo:padding-bottom="0.0193in" fo:padding-left="0.0138in" fo:padding-right="0.0138in" fo:padding-top="0.0193in"/>
    </style:style>
    <style:style style:name="ce19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0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1" style:family="table-cell" style:parent-style-name="Default" style:data-style-name="N60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2" style:family="table-cell" style:parent-style-name="Default" style:data-style-name="N60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23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25" style:family="table-cell" style:parent-style-name="Default" style:data-style-name="N60">
      <style:table-cell-properties fo:border="none" fo:padding-bottom="0.0193in" fo:padding-left="0.0138in" fo:padding-right="0.0138in" fo:padding-top="0.0193in"/>
    </style:style>
    <style:style style:name="ce26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28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29" style:family="table-cell" style:parent-style-name="Default">
      <style:table-cell-properties fo:border-bottom="none" fo:border-left="none" fo:border-right="0.0008in solid #000000" fo:border-top="none"/>
    </style:style>
    <style:style style:name="ce30" style:family="table-cell" style:parent-style-name="Default">
      <style:table-cell-properties fo:border-bottom="0.0008in solid #000000" fo:border-left="none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Default"/>
        <table:table-column table:style-name="co6" table:number-columns-repeated="3" table:default-cell-style-name="ce12"/>
        <table:table-column table:style-name="co7" table:default-cell-style-name="Default"/>
        <table:table-column table:style-name="co6" table:number-columns-repeated="3" table:default-cell-style-name="ce12"/>
        <table:table-row table:style-name="ro1">
          <table:table-cell table:style-name="ce1" office:value-type="string" table:number-columns-spanned="12" table:number-rows-spanned="1">
            <text:p>1D particle distribution, constant ratio supLen/m=16, summation density, leapfrog dt=autom., simu time~0.2</text:p>
          </table:table-cell>
          <table:covered-table-cell table:style-name="ce8"/>
          <table:covered-table-cell table:number-columns-repeated="2"/>
          <table:covered-table-cell table:style-name="ce16"/>
          <table:covered-table-cell table:style-name="ce23"/>
          <table:covered-table-cell table:number-columns-repeated="2"/>
          <table:covered-table-cell table:style-name="ce16"/>
          <table:covered-table-cell table:style-name="ce23"/>
          <table:covered-table-cell table:number-columns-repeated="2"/>
        </table:table-row>
        <table:table-row table:style-name="ro1">
          <table:table-cell table:style-name="ce2"/>
          <table:table-cell table:style-name="ce8"/>
          <table:table-cell table:number-columns-repeated="2"/>
          <table:table-cell table:style-name="ce17"/>
          <table:table-cell table:style-name="ce23"/>
          <table:table-cell table:number-columns-repeated="2"/>
          <table:table-cell table:style-name="ce17"/>
          <table:table-cell table:style-name="ce23"/>
          <table:table-cell table:number-columns-repeated="2"/>
        </table:table-row>
        <table:table-row table:style-name="ro2">
          <table:table-cell table:style-name="ce3"/>
          <table:table-cell table:style-name="ce9"/>
          <table:table-cell table:style-name="ce14" table:number-columns-repeated="2"/>
          <table:table-cell table:style-name="ce18"/>
          <table:table-cell table:style-name="ce9"/>
          <table:table-cell table:style-name="ce14" table:number-columns-repeated="2"/>
          <table:table-cell table:style-name="ce18"/>
          <table:table-cell table:style-name="ce9"/>
          <table:table-cell table:style-name="ce14" table:number-columns-repeated="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0" office:value-type="string" table:number-columns-spanned="3" table:number-rows-spanned="1">
            <text:p>whole domain (+/- 0.5 diaphragm)</text:p>
          </table:table-cell>
          <table:covered-table-cell table:style-name="ce15"/>
          <table:covered-table-cell table:style-name="ce15"/>
          <table:table-cell table:style-name="ce19"/>
          <table:table-cell table:style-name="ce10" office:value-type="string" table:number-columns-spanned="3" table:number-rows-spanned="1">
            <text:p>area3 (after rarefaction before CD)</text:p>
          </table:table-cell>
          <table:covered-table-cell table:style-name="ce15"/>
          <table:covered-table-cell table:style-name="ce15"/>
          <table:table-cell table:style-name="ce19"/>
          <table:table-cell table:style-name="ce26" office:value-type="string" table:number-columns-spanned="3" table:number-rows-spanned="1">
            <text:p>area2 (after CD before shock)</text:p>
          </table:table-cell>
          <table:covered-table-cell table:style-name="ce15"/>
          <table:covered-table-cell table:style-name="ce27"/>
        </table:table-row>
        <table:table-row table:style-name="ro1">
          <table:table-cell table:style-name="ce5"/>
          <table:table-cell table:style-name="ce11" office:value-type="string">
            <text:p>L1</text:p>
          </table:table-cell>
          <table:table-cell table:style-name="ce11" office:value-type="string">
            <text:p>L2</text:p>
          </table:table-cell>
          <table:table-cell table:style-name="ce11" office:value-type="string">
            <text:p>Linf</text:p>
          </table:table-cell>
          <table:table-cell table:style-name="ce20"/>
          <table:table-cell table:style-name="ce11" office:value-type="string">
            <text:p>L1_3</text:p>
          </table:table-cell>
          <table:table-cell table:style-name="ce11" office:value-type="string">
            <text:p>L2_3</text:p>
          </table:table-cell>
          <table:table-cell table:style-name="ce11" office:value-type="string">
            <text:p>Linf_3</text:p>
          </table:table-cell>
          <table:table-cell table:style-name="ce20"/>
          <table:table-cell table:style-name="ce11" office:value-type="string">
            <text:p>L1_2</text:p>
          </table:table-cell>
          <table:table-cell table:style-name="ce11" office:value-type="string">
            <text:p>L2_2</text:p>
          </table:table-cell>
          <table:table-cell table:style-name="ce28" office:value-type="string">
            <text:p>Linf_2</text:p>
          </table:table-cell>
        </table:table-row>
        <table:table-row table:style-name="ro1">
          <table:table-cell table:style-name="ce6" office:value-type="float" office:value="0.005">
            <text:p>0.0050</text:p>
          </table:table-cell>
          <table:table-cell table:style-name="Default" office:value-type="float" office:value="0.00695613">
            <text:p>0.01</text:p>
          </table:table-cell>
          <table:table-cell table:style-name="Default" office:value-type="float" office:value="0.00464362">
            <text:p>0</text:p>
          </table:table-cell>
          <table:table-cell table:style-name="Default" office:value-type="float" office:value="0.00373677">
            <text:p>0</text:p>
          </table:table-cell>
          <table:table-cell table:style-name="ce16"/>
          <table:table-cell table:style-name="Default" office:value-type="float" office:value="0.00423757">
            <text:p>0</text:p>
          </table:table-cell>
          <table:table-cell table:style-name="Default" office:value-type="float" office:value="0.00267714">
            <text:p>0</text:p>
          </table:table-cell>
          <table:table-cell table:style-name="Default" office:value-type="float" office:value="0.00209904">
            <text:p>0</text:p>
          </table:table-cell>
          <table:table-cell table:style-name="ce16"/>
          <table:table-cell table:style-name="Default" office:value-type="float" office:value="0.00418584">
            <text:p>0</text:p>
          </table:table-cell>
          <table:table-cell table:style-name="Default" office:value-type="float" office:value="0.00347964">
            <text:p>0</text:p>
          </table:table-cell>
          <table:table-cell table:style-name="ce29" office:value-type="float" office:value="0.00334714">
            <text:p>0</text:p>
          </table:table-cell>
        </table:table-row>
        <table:table-row table:style-name="ro1">
          <table:table-cell table:style-name="ce6" office:value-type="float" office:value="0.01">
            <text:p>0.0100</text:p>
          </table:table-cell>
          <table:table-cell office:value-type="float" office:value="0.0134448">
            <text:p>1.34E-002</text:p>
          </table:table-cell>
          <table:table-cell table:style-name="Default" office:value-type="float" office:value="0.00897294">
            <text:p>0.01</text:p>
          </table:table-cell>
          <table:table-cell table:style-name="Default" office:value-type="float" office:value="0.00721511">
            <text:p>0.01</text:p>
          </table:table-cell>
          <table:table-cell table:style-name="ce16"/>
          <table:table-cell table:style-name="Default" office:value-type="float" office:value="0.00823776">
            <text:p>0.01</text:p>
          </table:table-cell>
          <table:table-cell table:style-name="Default" office:value-type="float" office:value="0.00515656">
            <text:p>0.01</text:p>
          </table:table-cell>
          <table:table-cell table:style-name="Default" office:value-type="float" office:value="0.00399227">
            <text:p>0</text:p>
          </table:table-cell>
          <table:table-cell table:style-name="ce16"/>
          <table:table-cell table:style-name="Default" office:value-type="float" office:value="0.00773832">
            <text:p>0.01</text:p>
          </table:table-cell>
          <table:table-cell table:style-name="Default" office:value-type="float" office:value="0.00663267">
            <text:p>0.01</text:p>
          </table:table-cell>
          <table:table-cell table:style-name="ce29" office:value-type="float" office:value="0.00644488">
            <text:p>0.01</text:p>
          </table:table-cell>
        </table:table-row>
        <table:table-row table:style-name="ro1">
          <table:table-cell table:style-name="ce6" office:value-type="float" office:value="0.015">
            <text:p>0.0150</text:p>
          </table:table-cell>
          <table:table-cell table:style-name="Default" office:value-type="float" office:value="0.0200709">
            <text:p>0.02</text:p>
          </table:table-cell>
          <table:table-cell table:style-name="Default" office:value-type="float" office:value="0.0133413">
            <text:p>0.01</text:p>
          </table:table-cell>
          <table:table-cell table:style-name="Default" office:value-type="float" office:value="0.0107046">
            <text:p>0.01</text:p>
          </table:table-cell>
          <table:table-cell table:style-name="ce16"/>
          <table:table-cell table:style-name="Default" office:value-type="float" office:value="0.0125022">
            <text:p>0.01</text:p>
          </table:table-cell>
          <table:table-cell table:style-name="Default" office:value-type="float" office:value="0.0078326">
            <text:p>0.01</text:p>
          </table:table-cell>
          <table:table-cell table:style-name="Default" office:value-type="float" office:value="0.00605181">
            <text:p>0.01</text:p>
          </table:table-cell>
          <table:table-cell table:style-name="ce24"/>
          <table:table-cell table:style-name="Default" office:value-type="float" office:value="0.0120708">
            <text:p>0.01</text:p>
          </table:table-cell>
          <table:table-cell table:style-name="Default" office:value-type="float" office:value="0.0102161">
            <text:p>0.01</text:p>
          </table:table-cell>
          <table:table-cell table:style-name="ce29" office:value-type="float" office:value="0.00989979">
            <text:p>0.01</text:p>
          </table:table-cell>
        </table:table-row>
        <table:table-row table:style-name="ro1">
          <table:table-cell table:style-name="ce6" office:value-type="float" office:value="0.02">
            <text:p>0.0200</text:p>
          </table:table-cell>
          <table:table-cell table:style-name="Default" office:value-type="float" office:value="0.0268296">
            <text:p>0.03</text:p>
          </table:table-cell>
          <table:table-cell table:style-name="Default" office:value-type="float" office:value="0.0178265">
            <text:p>0.02</text:p>
          </table:table-cell>
          <table:table-cell table:style-name="Default" office:value-type="float" office:value="0.014271">
            <text:p>0.01</text:p>
          </table:table-cell>
          <table:table-cell table:style-name="ce16"/>
          <table:table-cell table:style-name="Default" office:value-type="float" office:value="0.0172563">
            <text:p>0.02</text:p>
          </table:table-cell>
          <table:table-cell table:style-name="Default" office:value-type="float" office:value="0.0107984">
            <text:p>0.01</text:p>
          </table:table-cell>
          <table:table-cell table:style-name="Default" office:value-type="float" office:value="0.00825881">
            <text:p>0.01</text:p>
          </table:table-cell>
          <table:table-cell table:style-name="ce24"/>
          <table:table-cell table:style-name="Default" office:value-type="float" office:value="0.0175592">
            <text:p>0.02</text:p>
          </table:table-cell>
          <table:table-cell table:style-name="Default" office:value-type="float" office:value="0.0144467">
            <text:p>0.01</text:p>
          </table:table-cell>
          <table:table-cell table:style-name="ce29" office:value-type="float" office:value="0.0137511">
            <text:p>0.01</text:p>
          </table:table-cell>
        </table:table-row>
        <table:table-row table:style-name="ro2">
          <table:table-cell table:style-name="ce6" office:value-type="float" office:value="0.025">
            <text:p>0.0250</text:p>
          </table:table-cell>
          <table:table-cell office:value-type="float" office:value="0.0334146">
            <text:p>3.34E-002</text:p>
          </table:table-cell>
          <table:table-cell table:style-name="Default" office:value-type="float" office:value="0.0221597">
            <text:p>0.02</text:p>
          </table:table-cell>
          <table:table-cell table:style-name="Default" office:value-type="float" office:value="0.0177072">
            <text:p>0.02</text:p>
          </table:table-cell>
          <table:table-cell table:style-name="ce21"/>
          <table:table-cell table:style-name="Default" office:value-type="float" office:value="0.02155">
            <text:p>0.02</text:p>
          </table:table-cell>
          <table:table-cell table:style-name="Default" office:value-type="float" office:value="0.0134252">
            <text:p>0.01</text:p>
          </table:table-cell>
          <table:table-cell table:style-name="Default" office:value-type="float" office:value="0.0102227">
            <text:p>0.01</text:p>
          </table:table-cell>
          <table:table-cell table:style-name="ce21"/>
          <table:table-cell table:style-name="Default" office:value-type="float" office:value="0.0232974">
            <text:p>0.02</text:p>
          </table:table-cell>
          <table:table-cell table:style-name="Default" office:value-type="float" office:value="0.0188216">
            <text:p>0.02</text:p>
          </table:table-cell>
          <table:table-cell table:style-name="ce29" office:value-type="float" office:value="0.0176743">
            <text:p>0.02</text:p>
          </table:table-cell>
        </table:table-row>
        <table:table-row table:style-name="ro2">
          <table:table-cell table:style-name="ce5" office:value-type="float" office:value="0.03">
            <text:p>0.0300</text:p>
          </table:table-cell>
          <table:table-cell table:style-name="ce13" office:value-type="float" office:value="0.0392046">
            <text:p>0.04</text:p>
          </table:table-cell>
          <table:table-cell table:style-name="ce13" office:value-type="float" office:value="0.0255835">
            <text:p>0.03</text:p>
          </table:table-cell>
          <table:table-cell table:style-name="ce13" office:value-type="float" office:value="0.0201912">
            <text:p>0.02</text:p>
          </table:table-cell>
          <table:table-cell table:style-name="ce22"/>
          <table:table-cell table:style-name="ce13" office:value-type="float" office:value="0.0255501">
            <text:p>0.03</text:p>
          </table:table-cell>
          <table:table-cell table:style-name="ce13" office:value-type="float" office:value="0.0158553">
            <text:p>0.02</text:p>
          </table:table-cell>
          <table:table-cell table:style-name="ce13" office:value-type="float" office:value="0.0120421">
            <text:p>0.01</text:p>
          </table:table-cell>
          <table:table-cell table:style-name="ce22"/>
          <table:table-cell table:style-name="ce13" office:value-type="float" office:value="0.0274923">
            <text:p>0.03</text:p>
          </table:table-cell>
          <table:table-cell table:style-name="ce13" office:value-type="float" office:value="0.02181">
            <text:p>0.02</text:p>
          </table:table-cell>
          <table:table-cell table:style-name="ce30" office:value-type="float" office:value="0.0203764">
            <text:p>0.02</text:p>
          </table:table-cell>
        </table:table-row>
        <table:table-row table:style-name="ro2">
          <table:table-cell table:number-columns-repeated="2"/>
          <table:table-cell table:style-name="ce14" table:number-columns-repeated="2"/>
          <table:table-cell table:style-name="ce18"/>
          <table:table-cell table:style-name="ce14" table:number-columns-repeated="3"/>
          <table:table-cell table:style-name="ce25"/>
          <table:table-cell table:style-name="ce14"/>
          <table:table-cell table:number-columns-repeated="2"/>
        </table:table-row>
        <table:table-row table:style-name="ro2">
          <table:table-cell table:number-columns-repeated="2"/>
          <table:table-cell table:style-name="ce14" table:number-columns-repeated="2"/>
          <table:table-cell table:style-name="ce18"/>
          <table:table-cell table:style-name="ce14" table:number-columns-repeated="3"/>
          <table:table-cell table:style-name="ce18"/>
          <table:table-cell table:style-name="ce14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>
            <draw:frame table:end-cell-address="Sheet1.D33" table:end-x="0.5815in" table:end-y="0.1343in" draw:z-index="0" draw:style-name="gr1" svg:width="3.9996in" svg:height="3.2504in" svg:x="0in" svg:y="0.072in">
              <draw:object draw:notify-on-update-of-ranges="Sheet1.B5:Sheet1.B5 Sheet1.B6:Sheet1.B11 Sheet1.A6:Sheet1.A11 Sheet1.C5:Sheet1.C5 Sheet1.C6:Sheet1.C11 Sheet1.A6:Sheet1.A11 Sheet1.D5:Sheet1.D5 Sheet1.D6:Sheet1.D11 Sheet1.A6:Sheet1.A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33" table:end-x="0.261in" table:end-y="0.072in" draw:z-index="1" draw:style-name="gr1" svg:width="3.6764in" svg:height="3.1157in" svg:x="0.6327in" svg:y="0.1445in">
              <draw:object draw:notify-on-update-of-ranges="Sheet1.F5:Sheet1.F5 Sheet1.F6:Sheet1.F11 Sheet1.A6:Sheet1.A11 Sheet1.G5:Sheet1.G5 Sheet1.G6:Sheet1.G11 Sheet1.A6:Sheet1.A11 Sheet1.H5:Sheet1.H5 Sheet1.H6:Sheet1.H11 Sheet1.A6:Sheet1.A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  <table:table-cell>
            <draw:frame table:end-cell-address="Sheet1.N34" table:end-x="0.3445in" table:end-y="0.0409in" draw:z-index="2" draw:style-name="gr1" svg:width="3.578in" svg:height="3.2508in" svg:x="0.3228in" svg:y="0.1555in">
              <draw:object draw:notify-on-update-of-ranges="Sheet1.J5:Sheet1.J5 Sheet1.J6:Sheet1.J11 Sheet1.A6:Sheet1.A11 Sheet1.K5:Sheet1.K5 Sheet1.K6:Sheet1.K11 Sheet1.A6:Sheet1.A11 Sheet1.L5:Sheet1.L5 Sheet1.L6:Sheet1.L11 Sheet1.A6:Sheet1.A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11"/>
          <table:table-cell table:style-name="Default"/>
        </table:table-row>
        <table:table-row table:style-name="ro2" table:number-rows-repeated="4">
          <table:table-cell table:number-columns-repeated="1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2" table:number-rows-repeated="6">
          <table:table-cell table:number-columns-repeated="12"/>
        </table:table-row>
        <table:table-row table:style-name="ro2">
          <table:table-cell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2" table:number-rows-repeated="5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2" table:number-rows-repeated="5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2" table:number-rows-repeated="1048496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8">08/08/2010</text:date>, <text:time>13:1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8-08T13:18:50</dc:date>
    <meta:editing-duration>PT02H14M58S</meta:editing-duration>
    <meta:editing-cycles>32</meta:editing-cycles>
    <meta:generator>OpenOffice.org/3.1$Linux OpenOffice.org_project/310m21$Build-9319</meta:generator>
    <meta:document-statistic meta:table-count="3" meta:cell-count="7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interval-major="0.01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7cm" chart:class="chart:scatter" chart:style-name="ch1">
        <chart:legend chart:legend-position="top" svg:x="6.356cm" svg:y="0.666cm" chart:style-name="ch2"/>
        <chart:plot-area chart:style-name="ch3" table:cell-range-address="Sheet1.A5:Sheet1.D11" chart:data-source-has-labels="row" svg:x="0.374cm" svg:y="0.289cm" svg:width="9.548cm" svg:height="7.668cm">
          <chart:axis chart:dimension="x" chart:name="primary-x" chart:style-name="ch4">
            <chart:title svg:x="4.388cm" svg:y="7.551cm" chart:style-name="ch5">
              <text:p>support length</text:p>
            </chart:title>
          </chart:axis>
          <chart:axis chart:dimension="y" chart:name="primary-y" chart:style-name="ch6">
            <chart:title svg:x="0.372cm" svg:y="4.181cm" chart:style-name="ch7">
              <text:p>error</text:p>
            </chart:title>
            <chart:grid chart:style-name="ch8" chart:class="major"/>
          </chart:axis>
          <chart:series chart:style-name="ch9" chart:values-cell-range-address="Sheet1.B6:Sheet1.B11" chart:label-cell-address="Sheet1.B5:Sheet1.B5" chart:class="chart:scatter">
            <chart:domain table:cell-range-address="Sheet1.A6:Sheet1.A11"/>
            <chart:data-point chart:repeated="6"/>
          </chart:series>
          <chart:series chart:style-name="ch10" chart:values-cell-range-address="Sheet1.C6:Sheet1.C11" chart:label-cell-address="Sheet1.C5:Sheet1.C5" chart:class="chart:scatter">
            <chart:data-point chart:repeated="6"/>
          </chart:series>
          <chart:series chart:style-name="ch11" chart:values-cell-range-address="Sheet1.D6:Sheet1.D11" chart:label-cell-address="Sheet1.D5:Sheet1.D5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</text:p>
              </table:table-cell>
              <table:table-cell office:value-type="string">
                <text:p text:id="Sheet1.C5:Sheet1.C5">L2</text:p>
              </table:table-cell>
              <table:table-cell office:value-type="string">
                <text:p text:id="Sheet1.D5:Sheet1.D5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1">0.005</text:p>
              </table:table-cell>
              <table:table-cell office:value-type="float" office:value="0.00695613">
                <text:p text:id="Sheet1.B6:Sheet1.B11">0.00695613</text:p>
              </table:table-cell>
              <table:table-cell office:value-type="float" office:value="0.00464362">
                <text:p text:id="Sheet1.C6:Sheet1.C11">0.00464362</text:p>
              </table:table-cell>
              <table:table-cell office:value-type="float" office:value="0.00373677">
                <text:p text:id="Sheet1.D6:Sheet1.D11">0.003736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34448">
                <text:p>0.0134448</text:p>
              </table:table-cell>
              <table:table-cell office:value-type="float" office:value="0.00897294">
                <text:p>0.00897294</text:p>
              </table:table-cell>
              <table:table-cell office:value-type="float" office:value="0.00721511">
                <text:p>0.00721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200709">
                <text:p>0.0200709</text:p>
              </table:table-cell>
              <table:table-cell office:value-type="float" office:value="0.0133413">
                <text:p>0.0133413</text:p>
              </table:table-cell>
              <table:table-cell office:value-type="float" office:value="0.0107046">
                <text:p>0.0107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268296">
                <text:p>0.0268296</text:p>
              </table:table-cell>
              <table:table-cell office:value-type="float" office:value="0.0178265">
                <text:p>0.0178265</text:p>
              </table:table-cell>
              <table:table-cell office:value-type="float" office:value="0.014271">
                <text:p>0.014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334146">
                <text:p>0.0334146</text:p>
              </table:table-cell>
              <table:table-cell office:value-type="float" office:value="0.0221597">
                <text:p>0.0221597</text:p>
              </table:table-cell>
              <table:table-cell office:value-type="float" office:value="0.0177072">
                <text:p>0.01770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.0392046">
                <text:p>0.0392046</text:p>
              </table:table-cell>
              <table:table-cell office:value-type="float" office:value="0.0255835">
                <text:p>0.0255835</text:p>
              </table:table-cell>
              <table:table-cell office:value-type="float" office:value="0.0201912">
                <text:p>0.02019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interval-major="0.0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5cm" chart:class="chart:scatter" chart:column-mapping="1 2" chart:style-name="ch1">
        <chart:legend chart:legend-position="top" svg:x="4.528cm" svg:y="0.563cm" chart:style-name="ch2"/>
        <chart:plot-area chart:style-name="ch3" table:cell-range-address="Sheet1.A6:Sheet1.A11 Sheet1.F5:Sheet1.H11" chart:data-source-has-labels="row" svg:x="0.31cm" svg:y="0.346cm" svg:width="8.694cm" svg:height="7.436cm">
          <chart:axis chart:dimension="x" chart:name="primary-x" chart:style-name="ch4">
            <chart:title svg:x="3.897cm" svg:y="7.369cm" chart:style-name="ch5">
              <text:p>support length</text:p>
            </chart:title>
          </chart:axis>
          <chart:axis chart:dimension="y" chart:name="primary-y" chart:style-name="ch6">
            <chart:title svg:x="0.325cm" svg:y="4.122cm" chart:style-name="ch7">
              <text:p>error</text:p>
            </chart:title>
            <chart:grid chart:style-name="ch8" chart:class="major"/>
          </chart:axis>
          <chart:series chart:style-name="ch9" chart:values-cell-range-address="Sheet1.F6:Sheet1.F11" chart:label-cell-address="Sheet1.F5:Sheet1.F5" chart:class="chart:scatter">
            <chart:domain table:cell-range-address="Sheet1.A6:Sheet1.A11"/>
            <chart:data-point chart:repeated="6"/>
          </chart:series>
          <chart:series chart:style-name="ch10" chart:values-cell-range-address="Sheet1.G6:Sheet1.G11" chart:label-cell-address="Sheet1.G5:Sheet1.G5" chart:class="chart:scatter">
            <chart:data-point chart:repeated="6"/>
          </chart:series>
          <chart:series chart:style-name="ch11" chart:values-cell-range-address="Sheet1.H6:Sheet1.H11" chart:label-cell-address="Sheet1.H5:Sheet1.H5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5:Sheet1.F5">L1_3</text:p>
              </table:table-cell>
              <table:table-cell office:value-type="string">
                <text:p text:id="Sheet1.G5:Sheet1.G5">L2_3</text:p>
              </table:table-cell>
              <table:table-cell office:value-type="string">
                <text:p text:id="Sheet1.H5:Sheet1.H5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1">0.005</text:p>
              </table:table-cell>
              <table:table-cell office:value-type="float" office:value="0.00423757">
                <text:p text:id="Sheet1.F6:Sheet1.F11">0.00423757</text:p>
              </table:table-cell>
              <table:table-cell office:value-type="float" office:value="0.00267714">
                <text:p text:id="Sheet1.G6:Sheet1.G11">0.00267714</text:p>
              </table:table-cell>
              <table:table-cell office:value-type="float" office:value="0.00209904">
                <text:p text:id="Sheet1.H6:Sheet1.H11">0.002099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823776">
                <text:p>0.00823776</text:p>
              </table:table-cell>
              <table:table-cell office:value-type="float" office:value="0.00515656">
                <text:p>0.00515656</text:p>
              </table:table-cell>
              <table:table-cell office:value-type="float" office:value="0.00399227">
                <text:p>0.00399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125022">
                <text:p>0.0125022</text:p>
              </table:table-cell>
              <table:table-cell office:value-type="float" office:value="0.0078326">
                <text:p>0.0078326</text:p>
              </table:table-cell>
              <table:table-cell office:value-type="float" office:value="0.00605181">
                <text:p>0.006051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172563">
                <text:p>0.0172563</text:p>
              </table:table-cell>
              <table:table-cell office:value-type="float" office:value="0.0107984">
                <text:p>0.0107984</text:p>
              </table:table-cell>
              <table:table-cell office:value-type="float" office:value="0.00825881">
                <text:p>0.00825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2155">
                <text:p>0.02155</text:p>
              </table:table-cell>
              <table:table-cell office:value-type="float" office:value="0.0134252">
                <text:p>0.0134252</text:p>
              </table:table-cell>
              <table:table-cell office:value-type="float" office:value="0.0102227">
                <text:p>0.0102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.0255501">
                <text:p>0.0255501</text:p>
              </table:table-cell>
              <table:table-cell office:value-type="float" office:value="0.0158553">
                <text:p>0.0158553</text:p>
              </table:table-cell>
              <table:table-cell office:value-type="float" office:value="0.0120421">
                <text:p>0.01204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interval-major="0.0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9.089cm" svg:height="8.258cm" chart:class="chart:scatter" chart:column-mapping="1 2" chart:style-name="ch1">
        <chart:legend chart:legend-position="top" svg:x="4.545cm" svg:y="0.577cm" chart:style-name="ch2"/>
        <chart:plot-area chart:style-name="ch3" table:cell-range-address="Sheet1.A6:Sheet1.A11 Sheet1.J5:Sheet1.L11" chart:data-source-has-labels="row" svg:x="0.371cm" svg:y="0.147cm" svg:width="8.438cm" svg:height="7.755cm">
          <chart:axis chart:dimension="x" chart:name="primary-x" chart:style-name="ch4">
            <chart:title svg:x="3.83cm" svg:y="7.496cm" chart:style-name="ch5">
              <text:p>support length</text:p>
            </chart:title>
          </chart:axis>
          <chart:axis chart:dimension="y" chart:name="primary-y" chart:style-name="ch6">
            <chart:title svg:x="0.391cm" svg:y="4.083cm" chart:style-name="ch7">
              <text:p>error</text:p>
            </chart:title>
            <chart:grid chart:style-name="ch8" chart:class="major"/>
          </chart:axis>
          <chart:series chart:style-name="ch9" chart:values-cell-range-address="Sheet1.J6:Sheet1.J11" chart:label-cell-address="Sheet1.J5:Sheet1.J5" chart:class="chart:scatter">
            <chart:domain table:cell-range-address="Sheet1.A6:Sheet1.A11"/>
            <chart:data-point chart:repeated="6"/>
          </chart:series>
          <chart:series chart:style-name="ch10" chart:values-cell-range-address="Sheet1.K6:Sheet1.K11" chart:label-cell-address="Sheet1.K5:Sheet1.K5" chart:class="chart:scatter">
            <chart:data-point chart:repeated="6"/>
          </chart:series>
          <chart:series chart:style-name="ch11" chart:values-cell-range-address="Sheet1.L6:Sheet1.L11" chart:label-cell-address="Sheet1.L5:Sheet1.L5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5:Sheet1.J5">L1_2</text:p>
              </table:table-cell>
              <table:table-cell office:value-type="string">
                <text:p text:id="Sheet1.K5:Sheet1.K5">L2_2</text:p>
              </table:table-cell>
              <table:table-cell office:value-type="string">
                <text:p text:id="Sheet1.L5:Sheet1.L5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 text:id="Sheet1.A6:Sheet1.A11">0.005</text:p>
              </table:table-cell>
              <table:table-cell office:value-type="float" office:value="0.00418584">
                <text:p text:id="Sheet1.J6:Sheet1.J11">0.00418584</text:p>
              </table:table-cell>
              <table:table-cell office:value-type="float" office:value="0.00347964">
                <text:p text:id="Sheet1.K6:Sheet1.K11">0.00347964</text:p>
              </table:table-cell>
              <table:table-cell office:value-type="float" office:value="0.00334714">
                <text:p text:id="Sheet1.L6:Sheet1.L11">0.003347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0773832">
                <text:p>0.00773832</text:p>
              </table:table-cell>
              <table:table-cell office:value-type="float" office:value="0.00663267">
                <text:p>0.00663267</text:p>
              </table:table-cell>
              <table:table-cell office:value-type="float" office:value="0.00644488">
                <text:p>0.006444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5">
                <text:p>0.015</text:p>
              </table:table-cell>
              <table:table-cell office:value-type="float" office:value="0.0120708">
                <text:p>0.0120708</text:p>
              </table:table-cell>
              <table:table-cell office:value-type="float" office:value="0.0102161">
                <text:p>0.0102161</text:p>
              </table:table-cell>
              <table:table-cell office:value-type="float" office:value="0.00989979">
                <text:p>0.00989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">
                <text:p>0.02</text:p>
              </table:table-cell>
              <table:table-cell office:value-type="float" office:value="0.0175592">
                <text:p>0.0175592</text:p>
              </table:table-cell>
              <table:table-cell office:value-type="float" office:value="0.0144467">
                <text:p>0.0144467</text:p>
              </table:table-cell>
              <table:table-cell office:value-type="float" office:value="0.0137511">
                <text:p>0.01375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">
                <text:p>0.025</text:p>
              </table:table-cell>
              <table:table-cell office:value-type="float" office:value="0.0232974">
                <text:p>0.0232974</text:p>
              </table:table-cell>
              <table:table-cell office:value-type="float" office:value="0.0188216">
                <text:p>0.0188216</text:p>
              </table:table-cell>
              <table:table-cell office:value-type="float" office:value="0.0176743">
                <text:p>0.0176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">
                <text:p>0.03</text:p>
              </table:table-cell>
              <table:table-cell office:value-type="float" office:value="0.0274923">
                <text:p>0.0274923</text:p>
              </table:table-cell>
              <table:table-cell office:value-type="float" office:value="0.02181">
                <text:p>0.02181</text:p>
              </table:table-cell>
              <table:table-cell office:value-type="float" office:value="0.0203764">
                <text:p>0.02037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